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" officeooo:rsid="001c7376" officeooo:paragraph-rsid="001c7376"/>
    </style:style>
    <style:style style:name="P2" style:family="paragraph" style:parent-style-name="Standard">
      <style:text-properties style:font-name="Droid Sans" officeooo:rsid="001c7376" officeooo:paragraph-rsid="001c80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80b7"/>
    </style:style>
    <style:style style:name="T3" style:family="text">
      <style:text-properties officeooo:rsid="001dbdbb"/>
    </style:style>
    <style:style style:name="T4" style:family="text">
      <style:text-properties officeooo:rsid="001f2a21"/>
    </style:style>
    <style:style style:name="T5" style:family="text">
      <style:text-properties officeooo:rsid="002150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 taal</text:h>
      <text:p text:style-name="P1"/>
      <text:p text:style-name="P1">De taal bestaat uit de volgende onderdelen:</text:p>
      <text:p text:style-name="P1"/>
      <text:p text:style-name="P1">Terminal <text:tab/>:= Number | false | true | Variable | Const</text:p>
      <text:p text:style-name="P1">Operator<text:tab/>:= <text:span text:style-name="T1">+</text:span> | <text:span text:style-name="T1">-</text:span> | <text:span text:style-name="T1">* </text:span>| <text:span text:style-name="T1">/ </text:span>| <text:span text:style-name="T1">&gt; </text:span>| <text:span text:style-name="T1">&lt; </text:span>| <text:span text:style-name="T1">&lt;= </text:span>| <text:span text:style-name="T1">&gt;= </text:span>| <text:span text:style-name="T1">== </text:span>| <text:span text:style-name="T1">!= </text:span>| <text:span text:style-name="T1">&amp;&amp; </text:span>| <text:span text:style-name="T1">|| </text:span>| <text:span text:style-name="T1">!</text:span></text:p>
      <text:p text:style-name="P1">Expression <text:tab/>:= Terminal (Operator Terminal)*</text:p>
      <text:p text:style-name="P1">Statement <text:tab/>:= VariableDefinition | Assignment | While | For | IfThenElse |Scope</text:p>
      <text:p text:style-name="P1"/>
      <text:p text:style-name="P1"><text:tab/>VariableDefinition<text:tab/>:= [Variable | Const] String = Expression </text:p>
      <text:p text:style-name="P1"><text:tab/><text:tab/>where a Variable or Const is defined in the current scope with the value </text:p>
      <text:p text:style-name="P1"><text:tab/><text:tab/>resulting from Expression.</text:p>
      <text:p text:style-name="P1"/>
      <text:p text:style-name="P1"><text:tab/>Assignment <text:tab/>:= var = Expression</text:p>
      <text:p text:style-name="P1"><text:tab/><text:tab/>where Variable var is assigned the value resulting from Expression.</text:p>
      <text:p text:style-name="P2"><text:tab/></text:p>
      <text:p text:style-name="P2"><text:tab/>While<text:tab/><text:tab/>:= while <text:span text:style-name="T2">cond@</text:span>Expression { <text:span text:style-name="T4">sts@</text:span>Statement* }</text:p>
      <text:p text:style-name="P1"><text:tab/><text:tab/>where <text:span text:style-name="T4">sts are executed as long as cond evaluates to true.</text:span></text:p>
      <text:p text:style-name="P2"><text:tab/></text:p>
      <text:p text:style-name="P2"><text:tab/>For<text:tab/><text:tab/>:= for vardef<text:span text:style-name="T3">@VariableDefinition</text:span>; cond<text:span text:style-name="T3">@Expression</text:span>; <text:tab/><text:tab/><text:tab/><text:tab/><text:tab/><text:tab/>update<text:span text:style-name="T3">@Expression</text:span> { <text:span text:style-name="T4">sts@S</text:span>tatement* }</text:p>
      <text:p text:style-name="P2"><text:tab/><text:tab/><text:span text:style-name="T3">where Statements are executed as long as cond evaluates to true. The <text:tab/><text:tab/><text:tab/>Variable in vardef is assigned with the value resulting from update after <text:tab/><text:tab/><text:tab/>sts have been evaluated.</text:span></text:p>
      <text:p text:style-name="P2"/>
      <text:p text:style-name="P2"><text:tab/><text:span text:style-name="T5">IfThenElse<text:tab/>:=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2:51:54.971201855</meta:creation-date>
    <dc:date>2014-10-10T13:21:35.410516006</dc:date>
    <meta:editing-duration>PT15M43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1" meta:paragraph-count="18" meta:word-count="161" meta:character-count="960" meta:non-whitespace-character-count="777"/>
  </office:meta>
</office:document-meta>
</file>